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piątek 23-01-1925 godzina 22:30 – hotel.</text:p>
      <text:p text:style-name="Normal"/>
      <text:p text:style-name="Normal">#Noc minęła spokojnie, jest sobota <text:span text:style-name="T1">24-01-1925</text:span>, godzina 8 rano. Artur został w pokoju reszta Badaczy zeszła na dół na śniadanie.</text:p>
      <text:p text:style-name="Normal">John zauważył stojących na zewnątrz murzynów, jest im zimno, są w czapkach, szalikach, 2 a nawet 3 stojących, nie mają samochodu. Są przyczajeni w zaułku.</text:p>
      <text:p text:style-name="Normal"/>
      <text:p text:style-name="Normal">#Artur dzwoni do New York Age zapytać o Needhama Johnsona, a później do Brendy Olsh.</text:p>
      <text:p text:style-name="Normal">Needhama nie ma w redakcji i nie wiadomo kiedy będzie, Artur zostawił mu wiadomość z prośbą o kontakt.</text:p>
      <text:p text:style-name="Normal">Brenda Olsh nie była zbyt rozmowna, nie powiedziała nam nic ciekawego, powiedziała że wszystko co wie opisała już, ale podała mi kontakt do przyjaciółki Panny Masters ze studiów, Olivia de Bernardesta.</text:p>
      <text:p text:style-name="Normal">John dzwoni do Olivii i udaje mu się umówić na spotkanie o godzinie 16.</text:p>
      <text:p text:style-name="Normal"/>
      <text:p text:style-name="Normal">#Łącznie ustaliliśmy 5 miejsc, w których miała odczyty Bunai zanim trafiła na spotkanie gdzie poznała Carlyla. Odbyło się to w domu kultury, było to spotkanie finansowane przez elity dla wyjątkowo uzdolnionych. Dowiedzieliśmy się, że po tym spotkaniu już nigdzie nie było jej widać, pisały o niej gazety. Nie ma jej w Nowym Jorku, nikt jej nie widział od czasów wyprawy.</text:p>
      <text:p text:style-name="Normal"/>
      <text:p text:style-name="Normal">#Artur zostaje w hotelu, reszta Badaczy jedzie do siedziby firmy Emerson Imports, siedziba znajduje się nad rzeką Hudson, niedaleko Hells Kitchen, aby poszperać.</text:p>
      <text:p text:style-name="Normal">Kiedy Elijah wychodził spotkał 3 murzynów, którzy ewidentnie czekali na niego, próbowali go zabić nożem do rzucania, ale na szczęście nie udało im się.</text:p>
      <text:p text:style-name="Normal">Badacze wrócili do pokoju hotelowego żeby się przebrać, zmienić ubrania, i zamiast brać samochód wybrali taksówkę, żeby nie rzucać się w oczy.</text:p>
      <text:p text:style-name="Normal"/>
      <text:p text:style-name="Normal">#Elijah dzwoni do Artura z budki poinformować, że hotel jest obstawiony przez murzynów, i żeby Artur to zgłosił na policję. Artur dzwoni na komisariat nr 7, porucznika Poola nie ma, ale i tak Artur to zgłasza obawiając się o swoje życie i powołując się na to, że już raz został zaatakowany przez murzynów przed hotelem.</text:p>
      <text:p text:style-name="Normal"/>
      <text:p text:style-name="Normal">#Ahji Singh przesyła z Mombasy towary, które firma Emerson dostarcza do Ju Ju House, dostawa jest co parę tygodni. Ostatnia dostawa była przed świętami Bożego Narodzenia.</text:p>
      <text:p text:style-name="Normal"/>
      <text:p text:style-name="Normal">#Mukunga pracuje w dokach, Emerson go kojarzy, określa go jako dziwnego i mocno niepokojącego człowieka.</text:p>
      <text:p text:style-name="Normal"/>
      <text:p text:style-name="Normal">#do drzwi pokoju hotelowego puka dwóch policjantów, z posterunku 7, poznali mnie, spisali zeznania ode mnie, byli zdenerwowani i szybko poszli.</text:p>
      <text:p text:style-name="Normal"/>
      <text:p text:style-name="Normal">#jedziemy na spotkanie z Olivią w centrum handlowym, Hypathia i Roger spotykali się przez chwilę, ale nic z tego poważniejszego nie było. Hypathia była w ciąży z Raulem, ale usunęła ciążę i dlatego wyjechała z Rogerem, poza tym Raul ciężko to przeżył. Poza tym to była świetna okazja żeby uciec od tej sprawy i zapomnieć. Dostajemy od Olivii adres rodzinnego domu Pani Masters, ale Artur go zna.</text:p>
      <text:p text:style-name="Normal">Siedząc z Olivią Artur zauważa sklep fotograficzny. W sklepie fotograficznym Artur kupił wszystko co było potrzebne, dobry aparat i statyw.</text:p>
      <text:p text:style-name="Normal">Olivia zna Nichonke Bunai, Hypathia była zazdrosna o Bunai.</text:p>
      <text:p text:style-name="Normal">Nichonka Bunai namówiła Rogera na wyprawę, tak twierdzi Olivia.</text:p>
      <text:p text:style-name="Normal"/>
      <text:p text:style-name="Normal">#John dzwoni do Ramseya, żeby dowiedzieć się co jest z zatrzymanymi na posterunku 14 w <text:soft-page-break/>sprawie morderstwa Eliassa. Trzeba czekać, na razie nic się nie dzieje, Ramsey mówi, że nie obiecywał by sobie wiele, i że my jako świadkowie nic się nie dowiemy.</text:p>
      <text:p text:style-name="Normal"/>
      <text:p text:style-name="Normal">#jedziemy do hotelu po auto, będziemy chcieli znaleźć jakiś pustostan. Na recepcji Mills zostawił nam wiadomość, John do niego dzwoni. Mills odebrał Panie, i chyba przybyli w ostatnim momencie. Panie były obserwowane, dom Millsa też był obserwowany. Nie podał nam adresu ze strachu prosił o kontakt telefoniczny.</text:p>
      <text:p text:style-name="Normal">Powiedział nam również, że wszyscy murzyni, którzy obserwowali ich nagle zniknęli, nie ma ich, gdzieś poszli.</text:p>
      <text:p text:style-name="Normal">Jest nów, a w każdy nów były morderstwa. </text:p>
      <text:p text:style-name="Normal"/>
      <text:p text:style-name="Normal">#jest godzina 18, ukradliśmy tablice rejestracyjne od innego auta z Harlemu i przyczepiamy je do samochodu Elijaha, jeździmy po Harlemie szukając morderców lub czegoś niepokojącego. Przejeżdżamy obok Ju Ju House. Artur zauważa na podwórku 3 murzynów przy koksowniku, i 2 murzynów przy ulicy, poza tym okno,z którego wcześniej nas ktoś obserwowało jest całkowicie zasłonięte. Wchodzimy na drugie piętro pod mieszkanie, drzwi wyglądają na wyważone, uszkodzony zamek. W mieszkaniu panuje bałagan, dwa pokoje z kuchnią, jeden to sypialnia, a drugi to salon. Łóżko jest niepościelone, zdjęta słuchawka z aparatu, puszka z niedopałkami papierosów. Widać, że ktoś przeszukiwał mieszkanie, jest ściągnięty dywan, do łóżka jest przywiązany sznurek od szlafroka.</text:p>
      <text:p text:style-name="Normal">Uszkodzenia na drzwiach są raczej świeże.</text:p>
      <text:p text:style-name="Normal">Artur nic nie znalazł, wygląda jakby mieszkał tu jakiś robotnik, śmierdzi papierosami.</text:p>
      <text:p text:style-name="Normal">Jack rozstawia aparat.</text:p>
      <text:p text:style-name="Normal">Jest około godziny 19. Na piętrze są 4 mieszkania, dwa po lewej i dwa po prawej, to mieszkanie jest po prawej.</text:p>
      <text:p text:style-name="Normal"/>
      <text:p text:style-name="Normal">#ok 21 do Ju Ju House weszła jeszcze jedna osoba, przywitała się ze strażnikami. Dodatkowo przyszło kolejnych 6, którzy zmienili się z tymi przy drzwiach Ju Ju House i koksowniku. Ok 22 zauważamy jak pod Ju Ju House podjeżdża duże pudło wielkości szafy na wózku. Po chwili wózek wyjeżdża pusty. Krótko po północy, druga taka skrzynia jest dostarczona do Ju Ju House i zostaje w środku. Ok 1 w nocy coraz więcej murzynów schodzi się do środka</text:p>
      <text:p text:style-name="Normal">Rozpoznajemy dwóch murzynów, których widzieliśmy w firmie Emerson.</text:p>
      <text:p text:style-name="Normal"/>
      <text:p text:style-name="Normal">#John dzwoni do porucznika Poola, żeby tu przyjechał, Arturowi udaje się przekonać porucznika do tego, Pool powiedział, że zbierze kilka radiowozów i przyjedzie.</text:p>
      <text:p text:style-name="Normal">jest niedziela 25-01-1925 ok 1:15 w nocy, kamienica przy Ju Ju House.</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fo:font-weight="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next-style-name="Text_20_body" style:default-outline-level="1" style:class="text">
      <style:text-properties fo:font-size="18pt" fo:font-weight="bold"/>
    </style:style>
    <style:style style:name="Heading_20_2" style:display-name="Heading 2" style:family="paragraph" style:next-style-name="Text_20_body" style:default-outline-level="2" style:class="text">
      <style:text-properties fo:font-size="16pt" fo:font-weight="bold"/>
    </style:style>
    <style:style style:name="Heading_20_3" style:display-name="Heading 3" style:family="paragraph" style:next-style-name="Text_20_body" style:default-outline-level="3" style:class="text">
      <style:text-properties fo:font-size="14pt" fo:font-weight="bold"/>
    </style:style>
    <style:style style:name="Heading_20_4" style:display-name="Heading 4" style:family="paragraph" style:next-style-name="Text_20_body" style:default-outline-level="4" style:class="text">
      <style:text-properties fo:font-size="12pt" fo:font-weight="bold"/>
    </style:style>
    <style:style style:name="Heading_20_5" style:display-name="Heading 5" style:family="paragraph" style:next-style-name="Text_20_body" style:default-outline-level="5" style:class="text">
      <style:text-properties fo:font-size="10pt" fo:font-weight="bold"/>
    </style:style>
    <style:style style:name="Heading_20_6" style:display-name="Heading 6" style:family="paragraph" style:next-style-name="Text_20_body" style:default-outline-level="6" style:class="text">
      <style:text-properties fo:font-size="8pt"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5-13T20:00:59.65</dc:date>
    <dc:creator>Adrian Adrian</dc:creator>
    <meta:editing-duration>PT4M54S</meta:editing-duration>
    <meta:editing-cycles>2</meta:editing-cycles>
    <meta:generator>OpenOffice/4.1.5$Win32 OpenOffice.org_project/415m1$Build-9789</meta:generator>
    <meta:document-statistic meta:table-count="0" meta:image-count="0" meta:object-count="0" meta:page-count="2" meta:paragraph-count="32" meta:word-count="863" meta:character-count="5455"/>
  </office:meta>
</office:document-meta>
</file>